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/>
    <style:font-face style:name="Arial3" svg:font-family="Arial" style:font-family-generic="swiss"/>
    <style:font-face style:name="HG Mincho Light J" svg:font-family="'HG Mincho Light J'" style:font-pitch="variable"/>
    <style:font-face style:name="HG Mincho Light J1" svg:font-family="'HG Mincho Light J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1.45cm" fo:min-width="8.2cm" loext:decorative="false"/>
      <style:paragraph-properties style:writing-mode="lr-tb"/>
    </style:style>
    <style:style style:name="gr2" style:family="graphic" style:parent-style-name="standard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 loext:decorative="false"/>
    </style:style>
    <style:style style:name="gr3" style:family="graphic">
      <style:graphic-properties style:writing-mode="lr-tb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fill="solid" draw:fill-color="#ffffff" draw:textarea-horizontal-align="center" draw:textarea-vertical-align="middle" loext:decorative="false"/>
    </style:style>
    <style:style style:name="gr6" style:family="graphic" style:parent-style-name="standard">
      <style:graphic-properties draw:fill="none" draw:fill-color="#ffffff" draw:textarea-horizontal-align="center" draw:textarea-vertical-align="middle" loext:decorative="false"/>
    </style:style>
    <style:style style:name="gr7" style:family="graphic" style:parent-style-name="standard">
      <style:graphic-properties draw:fill="none" draw:textarea-horizontal-align="center" draw:textarea-vertical-align="middle" loext:decorative="false"/>
    </style:style>
    <style:style style:name="gr8" style:family="graphic" style:parent-style-name="standard">
      <style:graphic-properties draw:textarea-horizontal-align="center" draw:textarea-vertical-align="middle" loext:decorative="false"/>
    </style:style>
    <style:style style:name="gr9" style:family="graphic" style:parent-style-name="measure">
      <style:graphic-properties draw:marker-start-width="0.1cm" draw:marker-end-width="0.1cm" draw:textarea-horizontal-align="center" draw:textarea-vertical-align="middle" draw:line-distance="0.85cm" draw:end-guide="-0.145cm" draw:show-unit="true" loext:decorative="false"/>
      <style:paragraph-properties style:writing-mode="lr-tb"/>
    </style:style>
    <style:style style:name="gr10" style:family="graphic" style:parent-style-name="measure">
      <style:graphic-properties draw:marker-start-width="0.1cm" draw:marker-end-width="0.1cm" draw:textarea-horizontal-align="center" draw:textarea-vertical-align="middle" draw:line-distance="1.85cm" draw:end-guide="-0.145cm" draw:show-unit="true" loext:decorative="false"/>
      <style:paragraph-properties style:writing-mode="lr-tb"/>
    </style:style>
    <style:style style:name="gr11" style:family="graphic" style:parent-style-name="measure">
      <style:graphic-properties draw:marker-start-width="0.1cm" draw:marker-end-width="0.1cm" draw:textarea-horizontal-align="center" draw:textarea-vertical-align="middle" draw:line-distance="2.15cm" draw:start-guide="0.035cm" draw:end-guide="0cm" draw:show-unit="true" draw:placing="above" loext:decorative="false"/>
      <style:paragraph-properties style:writing-mode="lr-tb"/>
    </style:style>
    <style:style style:name="gr12" style:family="graphic" style:parent-style-name="measure">
      <style:graphic-properties draw:marker-start-width="0.1cm" draw:marker-end-width="0.1cm" draw:textarea-horizontal-align="center" draw:textarea-vertical-align="middle" draw:line-distance="1.2cm" draw:end-guide="-0.145cm" draw:show-unit="true" loext:decorative="false"/>
      <style:paragraph-properties style:writing-mode="lr-tb"/>
    </style:style>
    <style:style style:name="gr13" style:family="graphic" style:parent-style-name="measure">
      <style:graphic-properties draw:marker-start-width="0.1cm" draw:marker-end-width="0.1cm" draw:textarea-horizontal-align="center" draw:textarea-vertical-align="middle" draw:line-distance="3.7cm" draw:end-guide="-0.145cm" draw:show-unit="true" draw:placing="below" loext:decorative="false"/>
      <style:paragraph-properties style:writing-mode="lr-tb"/>
    </style:style>
    <style:style style:name="gr14" style:family="graphic" style:parent-style-name="measure">
      <style:graphic-properties draw:marker-start-width="0.1cm" draw:marker-end-width="0.1cm" draw:textarea-horizontal-align="center" draw:textarea-vertical-align="middle" draw:line-distance="1.55cm" draw:end-guide="-0.145cm" draw:show-unit="true" loext:decorative="false"/>
      <style:paragraph-properties style:writing-mode="lr-tb"/>
    </style:style>
    <style:style style:name="gr15" style:family="graphic" style:parent-style-name="measure">
      <style:graphic-properties draw:marker-start-width="0.1cm" draw:marker-end-width="0.1cm" draw:textarea-horizontal-align="center" draw:textarea-vertical-align="middle" draw:line-distance="1.05cm" draw:end-guide="-0.145cm" draw:show-unit="true" loext:decorative="false"/>
      <style:paragraph-properties style:writing-mode="lr-tb"/>
    </style:style>
    <style:style style:name="gr16" style:family="graphic" style:parent-style-name="measure">
      <style:graphic-properties draw:marker-start-width="0.1cm" draw:marker-end-width="0.1cm" draw:textarea-horizontal-align="center" draw:textarea-vertical-align="middle" draw:line-distance="2.15cm" draw:end-guide="-0.145cm" draw:show-unit="true" loext:decorative="false"/>
      <style:paragraph-properties style:writing-mode="lr-tb"/>
    </style:style>
    <style:style style:name="gr17" style:family="graphic" style:parent-style-name="measure">
      <style:graphic-properties draw:marker-start-width="0.1cm" draw:marker-end-width="0.1cm" draw:textarea-horizontal-align="center" draw:textarea-vertical-align="middle" draw:line-distance="2.75cm" draw:end-guide="-0.145cm" draw:show-unit="true" loext:decorative="false"/>
      <style:paragraph-properties style:writing-mode="lr-tb"/>
    </style:style>
    <style:style style:name="gr18" style:family="graphic" style:parent-style-name="measure">
      <style:graphic-properties draw:marker-start-width="0.1cm" draw:marker-end-width="0.1cm" draw:textarea-horizontal-align="center" draw:textarea-vertical-align="middle" draw:line-distance="1.2cm" draw:start-guide="0.035cm" draw:end-guide="0cm" draw:show-unit="true" draw:placing="above" loext:decorative="false"/>
      <style:paragraph-properties style:writing-mode="lr-tb"/>
    </style:style>
    <style:style style:name="gr19" style:family="graphic" style:parent-style-name="standard">
      <style:graphic-properties draw:stroke="dash" draw:stroke-dash="Ultrafine_20_Dashed" draw:textarea-horizontal-align="center" draw:textarea-vertical-align="middle" loext:decorative="false"/>
    </style:style>
    <style:style style:name="gr20" style:family="graphic" style:parent-style-name="measure">
      <style:graphic-properties draw:marker-start-width="0.1cm" draw:marker-end-width="0.1cm" draw:textarea-horizontal-align="center" draw:textarea-vertical-align="middle" draw:line-distance="1.3cm" draw:start-guide="0.035cm" draw:end-guide="0cm" draw:show-unit="true" draw:placing="above" loext:decorative="false"/>
      <style:paragraph-properties style:writing-mode="lr-tb"/>
    </style:style>
    <style:style style:name="gr21" style:family="graphic" style:parent-style-name="measure">
      <style:graphic-properties draw:marker-start-width="0.1cm" draw:marker-end-width="0.1cm" draw:textarea-horizontal-align="center" draw:textarea-vertical-align="middle" draw:line-distance="0.75cm" draw:end-guide="0cm" draw:show-unit="true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215cm" loext:decorative="false"/>
      <style:paragraph-properties style:writing-mode="lr-tb"/>
    </style:style>
    <style:style style:name="gr23" style:family="graphic" style:parent-style-name="measure">
      <style:graphic-properties draw:marker-start-width="0.1cm" draw:marker-end-width="0.1cm" draw:textarea-horizontal-align="center" draw:textarea-vertical-align="middle" draw:line-distance="1cm" draw:end-guide="-0.145cm" draw:show-unit="true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7.389cm" loext:decorative="false"/>
      <style:paragraph-properties style:writing-mode="lr-tb"/>
    </style:style>
    <style:style style:name="gr25" style:family="graphic" style:parent-style-name="standard">
      <style:graphic-properties svg:stroke-width="0.03cm" draw:marker-start-width="0.345cm" draw:marker-end-width="0.345cm" draw:fill="solid" draw:fill-color="#ffb66c" draw:textarea-horizontal-align="center" draw:textarea-vertical-align="middle" fo:padding-top="0.015cm" fo:padding-bottom="0.015cm" fo:padding-left="0.015cm" fo:padding-right="0.015cm" loext:decorative="false"/>
    </style:style>
    <style:style style:name="gr26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516cm" fo:min-width="0.516cm" fo:padding-top="0.025cm" fo:padding-bottom="0.025cm" fo:padding-left="0.025cm" fo:padding-right="0.025cm" loext:decorative="false"/>
    </style:style>
    <style:style style:name="gr27" style:family="graphic" style:parent-style-name="standard">
      <style:graphic-properties svg:stroke-width="0.05cm" draw:marker-start-width="0.375cm" draw:marker-end-width="0.375cm" draw:fill="none" loext:fill-use-slide-background="false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svg:stroke-width="0.05cm" draw:marker-start-width="0.375cm" draw:marker-end-width="0.375cm" draw:fill="solid" draw:fill-color="#ff0000" loext:fill-use-slide-background="false" draw:opacity="50%" draw:textarea-horizontal-align="justify" draw:textarea-vertical-align="middle" draw:auto-grow-height="false" fo:min-height="0.304cm" fo:min-width="0.304cm" fo:padding-top="0.025cm" fo:padding-bottom="0.025cm" fo:padding-left="0.025cm" fo:padding-right="0.025cm" draw:shadow-opacity="50%" loext:decorative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89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10pt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size="12pt" fo:text-shadow="none" style:text-underline-style="none" style:font-name-complex="Arial Unicode MS1" style:font-size-complex="24pt" style:font-style-complex="normal" style:font-weight-complex="normal" style:font-relief="none"/>
    </style:style>
    <style:style style:name="P8" style:family="paragraph">
      <loext:graphic-properties draw:fill="none" draw:fill-color="#ffffff"/>
      <style:text-properties fo:font-size="16pt" fo:text-shadow="none" fo:font-weight="bold" style:font-size-asian="16pt" style:font-weight-asian="bold" style:font-size-complex="16pt" style:font-weight-complex="bold"/>
    </style:style>
    <style:style style:name="P9" style:family="paragraph">
      <loext:graphic-properties draw:fill="solid" draw:fill-color="#ffb66c"/>
    </style:style>
    <style:style style:name="P10" style:family="paragraph">
      <loext:graphic-properties draw:fill="solid" draw:fill-color="#ff0000" draw:opacity="50%"/>
      <style:paragraph-properties fo:text-align="center"/>
    </style:style>
    <style:style style:name="T1" style:family="text">
      <style:text-properties style:font-name="Arial" fo:font-size="10pt"/>
    </style:style>
    <style:style style:name="T2" style:family="text">
      <style:text-properties style:text-outline="false" style:text-line-through-style="none" style:text-line-through-type="none" style:font-name="Arial" fo:font-size="12pt" fo:text-shadow="none" style:text-underline-style="none" style:font-name-complex="Arial Unicode MS1" style:font-size-complex="24pt" style:font-style-complex="normal" style:font-weight-complex="normal" style:font-relief="none"/>
    </style:style>
    <style:style style:name="T3" style:family="text">
      <style:text-properties style:text-outline="false" style:text-line-through-style="none" style:text-line-through-type="none" style:font-name="Arial2" fo:font-size="12pt" fo:text-shadow="none" style:text-underline-style="none" style:font-name-asian="Arial2" style:font-name-complex="Arial2" style:font-size-complex="24pt" style:font-style-complex="normal" style:font-weight-complex="normal" style:font-relief="none"/>
    </style:style>
    <style:style style:name="T4" style:family="text">
      <style:text-properties style:text-outline="false" style:text-line-through-style="none" style:text-line-through-type="none" style:font-name="Arial" fo:font-size="12pt" fo:text-shadow="none" style:text-underline-style="none" style:font-name-asian="Arial2" style:font-name-complex="Arial2" style:font-size-complex="24pt" style:font-style-complex="normal" style:font-weight-complex="normal" style:font-relief="none"/>
    </style:style>
    <style:style style:name="T5" style:family="text">
      <style:text-properties style:text-outline="false" style:text-line-through-style="none" style:text-line-through-type="none" style:font-name="Arial" fo:font-size="8pt" fo:text-shadow="none" style:text-underline-style="none" style:font-size-asian="15pt" style:font-name-complex="Arial Unicode MS1" style:font-size-complex="15pt" style:font-style-complex="normal" style:font-weight-complex="normal" style:font-relief="none"/>
    </style:style>
    <style:style style:name="T6" style:family="text">
      <style:text-properties fo:font-size="16pt" fo:text-shadow="none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6.7cm" svg:height="1.45cm" svg:x="12.95cm" svg:y="26.893cm">
          <draw:text-box>
            <text:p text:style-name="P1"><text:span text:style-name="T1">Massstab</text:span><text:span text:style-name="T1"><text:tab/></text:span><text:span text:style-name="T1">1:1</text:span></text:p>
            <text:p text:style-name="P1"><text:span text:style-name="T1">File</text:span><text:span text:style-name="T1"><text:tab/></text:span><text:span text:style-name="T1"><text:file-name text:display="name">20240521b_sensoren_speicher</text:file-name></text:span></text:p>
            <text:p text:style-name="P1"><text:span text:style-name="T1">Autor</text:span><text:span text:style-name="T1"><text:tab/></text:span><text:span text:style-name="T1">Peter Märki</text:span></text:p>
          </draw:text-box>
        </draw:frame>
        <draw:rect draw:style-name="gr2" draw:text-style-name="P3" draw:layer="layout" svg:width="10cm" svg:height="1.15cm" svg:x="-16.242cm" svg:y="4.499cm">
          <text:p/>
        </draw:rect>
        <draw:g draw:style-name="gr3">
          <draw:g draw:style-name="gr4">
            <draw:circle draw:style-name="gr5" draw:text-style-name="P4" draw:layer="layout" svg:width="0.3cm" svg:height="0.3cm" svg:x="-15.192cm" svg:y="7.049cm">
              <text:p/>
            </draw:circle>
            <draw:circle draw:style-name="gr5" draw:text-style-name="P4" draw:layer="layout" svg:width="0.2cm" svg:height="0.2cm" svg:x="-15.142cm" svg:y="7.099cm">
              <text:p/>
            </draw:circle>
          </draw:g>
          <draw:g draw:style-name="gr4">
            <draw:circle draw:style-name="gr5" draw:text-style-name="P4" draw:layer="layout" svg:width="0.3cm" svg:height="0.3cm" svg:x="-12.692cm" svg:y="7.049cm">
              <text:p/>
            </draw:circle>
            <draw:circle draw:style-name="gr5" draw:text-style-name="P4" draw:layer="layout" svg:width="0.2cm" svg:height="0.2cm" svg:x="-12.642cm" svg:y="7.099cm">
              <text:p/>
            </draw:circle>
          </draw:g>
          <draw:g draw:style-name="gr4">
            <draw:circle draw:style-name="gr5" draw:text-style-name="P4" draw:layer="layout" svg:width="0.3cm" svg:height="0.3cm" svg:x="-10.192cm" svg:y="7.049cm">
              <text:p/>
            </draw:circle>
            <draw:circle draw:style-name="gr5" draw:text-style-name="P4" draw:layer="layout" svg:width="0.2cm" svg:height="0.2cm" svg:x="-10.142cm" svg:y="7.099cm">
              <text:p/>
            </draw:circle>
          </draw:g>
          <draw:g draw:style-name="gr4">
            <draw:circle draw:style-name="gr5" draw:text-style-name="P4" draw:layer="layout" svg:width="0.3cm" svg:height="0.3cm" svg:x="-7.692cm" svg:y="7.049cm">
              <text:p/>
            </draw:circle>
            <draw:circle draw:style-name="gr5" draw:text-style-name="P4" draw:layer="layout" svg:width="0.2cm" svg:height="0.2cm" svg:x="-7.642cm" svg:y="7.099cm">
              <text:p/>
            </draw:circle>
          </draw:g>
        </draw:g>
        <draw:polygon draw:style-name="gr2" draw:text-style-name="P5" draw:layer="layout" svg:width="0.799cm" svg:height="1.149cm" svg:x="-2.392cm" svg:y="4.499cm" svg:viewBox="0 0 800 1150" draw:points="0,1150 0,0 210,0 210,297 591,297 591,0 800,0 800,1150">
          <text:p/>
        </draw:polygon>
        <draw:g draw:style-name="gr4">
          <draw:circle draw:style-name="gr5" draw:text-style-name="P4" draw:layer="layout" svg:width="0.3cm" svg:height="0.3cm" svg:x="-2.142cm" svg:y="4.924cm">
            <text:p/>
          </draw:circle>
          <draw:circle draw:style-name="gr5" draw:text-style-name="P4" draw:layer="layout" svg:width="0.2cm" svg:height="0.2cm" svg:x="-2.092cm" svg:y="4.974cm">
            <text:p/>
          </draw:circle>
          <draw:circle draw:style-name="gr6" draw:text-style-name="P6" draw:layer="layout" svg:width="0.5cm" svg:height="0.5cm" svg:x="-2.242cm" svg:y="4.824cm">
            <text:p/>
          </draw:circle>
        </draw:g>
        <draw:g draw:style-name="gr4">
          <draw:rect draw:style-name="gr7" draw:text-style-name="P3" draw:layer="layout" svg:width="0.3cm" svg:height="1.15cm" svg:x="-15.142cm" svg:y="4.499cm">
            <text:p/>
          </draw:rect>
          <draw:rect draw:style-name="gr7" draw:text-style-name="P3" draw:layer="layout" svg:width="0.2cm" svg:height="1.15cm" svg:x="-15.092cm" svg:y="4.499cm">
            <text:p/>
          </draw:rect>
          <draw:rect draw:style-name="gr7" draw:text-style-name="P3" draw:layer="layout" svg:width="0.3cm" svg:height="1.15cm" svg:x="-12.642cm" svg:y="4.499cm">
            <text:p/>
          </draw:rect>
          <draw:rect draw:style-name="gr7" draw:text-style-name="P3" draw:layer="layout" svg:width="0.2cm" svg:height="1.15cm" svg:x="-12.592cm" svg:y="4.499cm">
            <text:p/>
          </draw:rect>
          <draw:rect draw:style-name="gr7" draw:text-style-name="P3" draw:layer="layout" svg:width="0.3cm" svg:height="1.15cm" svg:x="-10.142cm" svg:y="4.499cm">
            <text:p/>
          </draw:rect>
          <draw:rect draw:style-name="gr7" draw:text-style-name="P3" draw:layer="layout" svg:width="0.2cm" svg:height="1.15cm" svg:x="-10.092cm" svg:y="4.499cm">
            <text:p/>
          </draw:rect>
          <draw:rect draw:style-name="gr7" draw:text-style-name="P3" draw:layer="layout" svg:width="0.3cm" svg:height="1.15cm" svg:x="-7.642cm" svg:y="4.499cm">
            <text:p/>
          </draw:rect>
          <draw:rect draw:style-name="gr7" draw:text-style-name="P3" draw:layer="layout" svg:width="0.2cm" svg:height="1.15cm" svg:x="-7.592cm" svg:y="4.499cm">
            <text:p/>
          </draw:rect>
        </draw:g>
        <draw:rect draw:style-name="gr7" draw:text-style-name="P3" draw:layer="layout" svg:width="0.3cm" svg:height="0.8cm" draw:transform="rotate (1.5707963267949) translate (-7.242cm 5.224cm)">
          <text:p/>
        </draw:rect>
        <draw:rect draw:style-name="gr7" draw:text-style-name="P3" draw:layer="layout" svg:width="0.2cm" svg:height="1.9cm" draw:transform="rotate (1.5707963267949) translate (-8.342cm 5.174cm)">
          <text:p/>
        </draw:rect>
        <draw:g draw:style-name="gr4">
          <draw:line draw:style-name="gr8" draw:layer="layout" svg:x1="-6.442cm" svg:y1="4.949cm" svg:x2="-6.242cm" svg:y2="4.749cm">
            <text:p/>
          </draw:line>
          <draw:line draw:style-name="gr8" draw:layer="layout" svg:x1="-6.442cm" svg:y1="5.249cm" svg:x2="-6.242cm" svg:y2="5.399cm">
            <text:p/>
          </draw:line>
        </draw:g>
        <draw:measure draw:style-name="gr9" draw:text-style-name="P7" draw:layer="layout" svg:x1="-6.292cm" svg:y1="6.799cm" svg:x2="-6.292cm" svg:y2="7.599cm">
          <text:p text:style-name="P7"><text:span text:style-name="T2"><text:measure text:kind="gap"/></text:span><text:span text:style-name="T2"><text:measure text:kind="value">8</text:measure></text:span><text:span text:style-name="T2"><text:measure text:kind="gap"/></text:span></text:p>
        </draw:measure>
        <draw:measure draw:style-name="gr10" draw:text-style-name="P7" draw:layer="layout" svg:x1="-6.292cm" svg:y1="4.499cm" svg:x2="-6.292cm" svg:y2="5.649cm">
          <text:p text:style-name="P7"><text:span text:style-name="T2"><text:measure text:kind="gap"/></text:span><text:span text:style-name="T2"><text:measure text:kind="value">11.5</text:measure></text:span><text:span text:style-name="T2"><text:measure text:kind="gap"/></text:span></text:p>
        </draw:measure>
        <draw:measure draw:style-name="gr11" draw:text-style-name="P7" draw:layer="layout" svg:x1="-1.842cm" svg:y1="4.949cm" svg:x2="-2.142cm" svg:y2="4.949cm">
          <text:p text:style-name="P7"><text:span text:style-name="T2"><text:measure text:kind="gap"/></text:span><text:span text:style-name="T2">M</text:span><text:span text:style-name="T2"><text:measure text:kind="value">3</text:measure></text:span><text:span text:style-name="T2"><text:measure text:kind="gap"/></text:span></text:p>
        </draw:measure>
        <draw:measure draw:style-name="gr12" draw:text-style-name="P7" draw:layer="layout" svg:x1="-6.242cm" svg:y1="4.899cm" svg:x2="-7.242cm" svg:y2="4.899cm">
          <text:p text:style-name="P7"><text:span text:style-name="T2"><text:measure text:kind="gap"/></text:span><text:span text:style-name="T2"><text:measure text:kind="value">10</text:measure></text:span><text:span text:style-name="T2"><text:measure text:kind="gap"/></text:span></text:p>
        </draw:measure>
        <draw:measure draw:style-name="gr13" draw:text-style-name="P7" draw:layer="layout" svg:x1="-6.242cm" svg:y1="4.699cm" svg:x2="-16.242cm" svg:y2="4.699cm">
          <text:p text:style-name="P7"><text:span text:style-name="T2"><text:measure text:kind="gap"/></text:span><text:span text:style-name="T2"><text:measure text:kind="value">100</text:measure></text:span><text:span text:style-name="T2"><text:s/></text:span><text:span text:style-name="T3">±</text:span><text:span text:style-name="T4">0.1</text:span><text:span text:style-name="T2"><text:measure text:kind="gap"/></text:span></text:p>
        </draw:measure>
        <draw:measure draw:style-name="gr14" draw:text-style-name="P7" draw:layer="layout" svg:x1="-16.242cm" svg:y1="4.499cm" svg:x2="-12.492cm" svg:y2="4.499cm">
          <text:p text:style-name="P7"><text:span text:style-name="T2"><text:measure text:kind="gap"/></text:span><text:span text:style-name="T2"><text:measure text:kind="value">37.5</text:measure></text:span></text:p>
        </draw:measure>
        <draw:measure draw:style-name="gr15" draw:text-style-name="P7" draw:layer="layout" svg:x1="-16.242cm" svg:y1="4.499cm" svg:x2="-14.992cm" svg:y2="4.499cm">
          <text:p text:style-name="P7"><text:span text:style-name="T2"><text:measure text:kind="gap"/></text:span><text:span text:style-name="T2"><text:measure text:kind="value">12.5</text:measure></text:span></text:p>
        </draw:measure>
        <draw:measure draw:style-name="gr16" draw:text-style-name="P7" draw:layer="layout" svg:x1="-16.242cm" svg:y1="4.499cm" svg:x2="-9.992cm" svg:y2="4.499cm">
          <text:p text:style-name="P7"><text:span text:style-name="T2"><text:measure text:kind="gap"/></text:span><text:span text:style-name="T2"><text:measure text:kind="value">62.5</text:measure></text:span></text:p>
        </draw:measure>
        <draw:measure draw:style-name="gr17" draw:text-style-name="P7" draw:layer="layout" svg:x1="-16.242cm" svg:y1="4.499cm" svg:x2="-7.492cm" svg:y2="4.499cm">
          <text:p text:style-name="P7"><text:span text:style-name="T2"><text:measure text:kind="gap"/></text:span><text:span text:style-name="T2"><text:measure text:kind="value">87.5</text:measure></text:span></text:p>
        </draw:measure>
        <draw:polyline draw:style-name="gr8" draw:layer="layout" svg:width="0.14cm" svg:height="0.14cm" draw:transform="rotate (0.785398163397448) translate (-8.4420000000002cm 5.07400000000024cm)" svg:viewBox="0 0 141 141" draw:points="0,141 0,0 141,0">
          <text:p/>
        </draw:polyline>
        <draw:measure draw:style-name="gr18" draw:text-style-name="P7" draw:layer="layout" svg:x1="-9.885cm" svg:y1="7.15cm" svg:x2="-10.185cm" svg:y2="7.15cm">
          <text:p text:style-name="P7"><text:span text:style-name="T2"><text:measure text:kind="gap"/></text:span><text:span text:style-name="T2">M</text:span><text:span text:style-name="T2"><text:measure text:kind="value">3</text:measure></text:span><text:span text:style-name="T2"><text:measure text:kind="gap"/></text:span></text:p>
        </draw:measure>
        <draw:rect draw:style-name="gr7" draw:text-style-name="P3" draw:layer="layout" svg:width="0.3cm" svg:height="0.8cm" draw:transform="rotate (-1.5707963267949) translate (-15.242cm 4.924cm)">
          <text:p/>
        </draw:rect>
        <draw:rect draw:style-name="gr7" draw:text-style-name="P3" draw:layer="layout" svg:width="0.2cm" svg:height="1.9cm" draw:transform="rotate (-1.5707963267949) translate (-14.142cm 4.974cm)">
          <text:p/>
        </draw:rect>
        <draw:g draw:style-name="gr4">
          <draw:line draw:style-name="gr8" draw:layer="layout" svg:x1="-16.042cm" svg:y1="4.949cm" svg:x2="-16.242cm" svg:y2="4.749cm">
            <text:p/>
          </draw:line>
          <draw:line draw:style-name="gr8" draw:layer="layout" svg:x1="-16.042cm" svg:y1="5.249cm" svg:x2="-16.242cm" svg:y2="5.399cm">
            <text:p/>
          </draw:line>
        </draw:g>
        <draw:polyline draw:style-name="gr8" draw:layer="layout" svg:width="0.14cm" svg:height="0.14cm" draw:transform="rotate (-0.785398163397449) translate (-14.142cm 4.975cm)" svg:viewBox="0 0 141 141" draw:points="141,141 141,0 0,0">
          <text:p/>
        </draw:polyline>
        <draw:line draw:style-name="gr19" draw:layer="layout" svg:x1="-14.992cm" svg:y1="4.399cm" svg:x2="-14.992cm" svg:y2="5.799cm">
          <text:p/>
        </draw:line>
        <draw:line draw:style-name="gr19" draw:layer="layout" svg:x1="-9.992cm" svg:y1="4.399cm" svg:x2="-9.992cm" svg:y2="5.799cm">
          <text:p/>
        </draw:line>
        <draw:line draw:style-name="gr19" draw:layer="layout" svg:x1="-7.492cm" svg:y1="4.399cm" svg:x2="-7.492cm" svg:y2="5.799cm">
          <text:p/>
        </draw:line>
        <draw:line draw:style-name="gr19" draw:layer="layout" svg:x1="-15.042cm" svg:y1="6.999cm" svg:x2="-15.042cm" svg:y2="7.399cm">
          <text:p/>
        </draw:line>
        <draw:line draw:style-name="gr19" draw:layer="layout" svg:x1="-15.242cm" svg:y1="7.199cm" svg:x2="-14.842cm" svg:y2="7.199cm">
          <text:p/>
        </draw:line>
        <draw:line draw:style-name="gr19" draw:layer="layout" svg:x1="-12.542cm" svg:y1="6.999cm" svg:x2="-12.542cm" svg:y2="7.399cm">
          <text:p/>
        </draw:line>
        <draw:line draw:style-name="gr19" draw:layer="layout" svg:x1="-12.742cm" svg:y1="7.199cm" svg:x2="-12.342cm" svg:y2="7.199cm">
          <text:p/>
        </draw:line>
        <draw:line draw:style-name="gr19" draw:layer="layout" svg:x1="-10.042cm" svg:y1="6.999cm" svg:x2="-10.042cm" svg:y2="7.399cm">
          <text:p/>
        </draw:line>
        <draw:line draw:style-name="gr19" draw:layer="layout" svg:x1="-10.242cm" svg:y1="7.199cm" svg:x2="-9.842cm" svg:y2="7.199cm">
          <text:p/>
        </draw:line>
        <draw:line draw:style-name="gr19" draw:layer="layout" svg:x1="-7.542cm" svg:y1="6.999cm" svg:x2="-7.542cm" svg:y2="7.399cm">
          <text:p/>
        </draw:line>
        <draw:line draw:style-name="gr19" draw:layer="layout" svg:x1="-7.742cm" svg:y1="7.199cm" svg:x2="-7.342cm" svg:y2="7.199cm">
          <text:p/>
        </draw:line>
        <draw:line draw:style-name="gr19" draw:layer="layout" svg:x1="-16.442cm" svg:y1="5.074cm" svg:x2="-13.792cm" svg:y2="5.074cm">
          <text:p/>
        </draw:line>
        <draw:line draw:style-name="gr19" draw:layer="layout" svg:x1="-8.642cm" svg:y1="5.075cm" svg:x2="-5.992cm" svg:y2="5.075cm">
          <text:p/>
        </draw:line>
        <draw:measure draw:style-name="gr20" draw:text-style-name="P7" draw:layer="layout" svg:x1="-1.742cm" svg:y1="5.049cm" svg:x2="-2.242cm" svg:y2="5.049cm">
          <text:p text:style-name="P7"><text:span text:style-name="T2"><text:measure text:kind="gap"/></text:span><text:span text:style-name="T2"><text:measure text:kind="value">5</text:measure></text:span><text:span text:style-name="T2">x90°</text:span><text:span text:style-name="T2"><text:measure text:kind="gap"/></text:span></text:p>
        </draw:measure>
        <draw:measure draw:style-name="gr21" draw:text-style-name="P7" draw:layer="layout" svg:x1="-2.182cm" svg:y1="4.499cm" svg:x2="-1.801cm" svg:y2="4.499cm">
          <text:p text:style-name="P7"><text:span text:style-name="T2"><text:measure text:kind="gap"/></text:span><text:span text:style-name="T2"><text:measure text:kind="value">3.81</text:measure></text:span><text:span text:style-name="T2"><text:s/></text:span><text:span text:style-name="T5">+0.13 -0</text:span></text:p>
        </draw:measure>
        <draw:measure draw:style-name="gr21" draw:text-style-name="P7" draw:layer="layout" svg:x1="-2.182cm" svg:y1="4.796cm" svg:x2="-2.182cm" svg:y2="4.499cm">
          <text:p text:style-name="P7"><text:span text:style-name="T2"><text:measure text:kind="gap"/></text:span><text:span text:style-name="T2"><text:measure text:kind="value">2.97</text:measure></text:span><text:span text:style-name="T2"><text:s/></text:span><text:span text:style-name="T5">+0.13 -0</text:span></text:p>
        </draw:measure>
        <draw:rect draw:style-name="gr2" draw:text-style-name="P3" draw:layer="layout" svg:width="10cm" svg:height="0.382cm" svg:x="-16.292cm" svg:y="7.008cm">
          <text:p/>
        </draw:rect>
        <draw:line draw:style-name="gr19" draw:layer="layout" svg:x1="-16.242cm" svg:y1="4.796cm" svg:x2="-6.242cm" svg:y2="4.796cm">
          <text:p/>
        </draw:line>
        <draw:frame draw:style-name="gr22" draw:text-style-name="P8" draw:layer="layout" svg:width="3.215cm" svg:height="0.649cm" svg:x="-17.042cm" svg:y="-0.65cm">
          <draw:text-box>
            <text:p><text:span text:style-name="T6">hf_dichtung</text:span></text:p>
          </draw:text-box>
        </draw:frame>
        <draw:measure draw:style-name="gr23" draw:text-style-name="P7" draw:layer="layout" svg:x1="-6.242cm" svg:y1="4.5cm" svg:x2="-6.242cm" svg:y2="5.075cm">
          <text:p text:style-name="P7"><text:span text:style-name="T2"><text:measure text:kind="gap"/></text:span><text:span text:style-name="T2"><text:measure text:kind="value">5.75</text:measure></text:span><text:span text:style-name="T2"><text:measure text:kind="gap"/></text:span></text:p>
        </draw:measure>
        <draw:frame draw:style-name="gr24" draw:text-style-name="P6" draw:layer="layout" svg:width="7.389cm" svg:height="0.789cm" svg:x="-9.45cm" svg:y="13.15cm">
          <draw:text-box>
            <text:p>Hergestellt aus:</text:p>
            <text:p>ETH 20008.2 Aluminium Spannungsarm 8 mm.</text:p>
          </draw:text-box>
        </draw:frame>
        <draw:rect draw:style-name="gr2" draw:text-style-name="P3" draw:layer="layout" svg:width="0.8cm" svg:height="6cm" svg:x="6.45cm" svg:y="12.05cm">
          <text:p/>
        </draw:rect>
        <draw:g draw:style-name="gr4">
          <draw:rect draw:style-name="gr25" draw:text-style-name="P9" draw:layer="layout" svg:width="0.6cm" svg:height="5cm" svg:x="7.361cm" svg:y="12.35cm">
            <text:p/>
          </draw:rect>
          <draw:rect draw:style-name="gr25" draw:text-style-name="P9" draw:layer="layout" svg:width="0.5cm" svg:height="1.5cm" svg:x="7.411cm" svg:y="10.85cm">
            <text:p/>
          </draw:rect>
        </draw:g>
        <draw:rect draw:style-name="gr2" draw:text-style-name="P3" draw:layer="layout" svg:width="0.8cm" svg:height="6cm" svg:x="7.25cm" svg:y="12.05cm">
          <text:p/>
        </draw:rect>
        <draw:rect draw:style-name="gr2" draw:text-style-name="P3" draw:layer="layout" svg:width="5cm" svg:height="7cm" svg:x="5.55cm" svg:y="11.552cm">
          <text:p/>
        </draw:rect>
        <draw:g draw:style-name="gr3">
          <draw:g draw:style-name="gr3">
            <draw:custom-shape draw:style-name="gr26" draw:text-style-name="P5" draw:layer="layout" svg:width="0.8cm" svg:height="0.8cm" svg:x="6.55cm" svg:y="9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cm" svg:height="0.6cm" svg:x="6.65cm" svg:y="10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">
            <draw:custom-shape draw:style-name="gr26" draw:text-style-name="P5" draw:layer="layout" svg:width="0.8cm" svg:height="0.8cm" svg:x="7.35cm" svg:y="9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cm" svg:height="0.6cm" svg:x="7.45cm" svg:y="10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">
            <draw:custom-shape draw:style-name="gr26" draw:text-style-name="P5" draw:layer="layout" svg:width="0.8cm" svg:height="0.8cm" svg:x="8.15cm" svg:y="9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cm" svg:height="0.6cm" svg:x="8.25cm" svg:y="10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 draw:style-name="gr3">
            <draw:custom-shape draw:style-name="gr26" draw:text-style-name="P5" draw:layer="layout" svg:width="0.8cm" svg:height="0.8cm" svg:x="8.95cm" svg:y="9.9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5" draw:layer="layout" svg:width="0.6cm" svg:height="0.6cm" svg:x="9.05cm" svg:y="10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28" draw:text-style-name="P10" draw:layer="layout" svg:width="0.5cm" svg:height="0.5cm" svg:x="6.7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0" draw:layer="layout" svg:width="0.5cm" svg:height="0.5cm" svg:x="9.1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" draw:text-style-name="P3" draw:layer="layout" svg:width="5cm" svg:height="0.083cm" svg:x="5.55cm" svg:y="10.753cm">
          <text:p/>
        </draw:rect>
        <draw:rect draw:style-name="gr2" draw:text-style-name="P3" draw:layer="layout" svg:width="0.8cm" svg:height="6cm" svg:x="8.05cm" svg:y="12.05cm">
          <text:p/>
        </draw:rect>
        <draw:rect draw:style-name="gr2" draw:text-style-name="P3" draw:layer="layout" svg:width="0.8cm" svg:height="6cm" svg:x="8.85cm" svg:y="12.05cm">
          <text:p/>
        </draw:rect>
        <draw:rect draw:style-name="gr25" draw:text-style-name="P9" draw:layer="layout" svg:width="0.5cm" svg:height="7.6cm" svg:x="6.6cm" svg:y="10.85cm">
          <text:p/>
        </draw:rect>
        <draw:g draw:style-name="gr4">
          <draw:rect draw:style-name="gr25" draw:text-style-name="P9" draw:layer="layout" svg:width="0.6cm" svg:height="5cm" svg:x="13.261cm" svg:y="12.35cm">
            <text:p/>
          </draw:rect>
          <draw:rect draw:style-name="gr25" draw:text-style-name="P9" draw:layer="layout" svg:width="0.5cm" svg:height="1.5cm" svg:x="13.311cm" svg:y="10.85cm">
            <text:p/>
          </draw:rect>
        </draw:g>
        <draw:rect draw:style-name="gr2" draw:text-style-name="P3" draw:layer="layout" svg:width="0.8cm" svg:height="10cm" svg:x="13.15cm" svg:y="8.05cm">
          <text:p/>
        </draw:rect>
        <draw:g draw:style-name="gr4">
          <draw:rect draw:style-name="gr25" draw:text-style-name="P9" draw:layer="layout" svg:width="0.6cm" svg:height="5cm" svg:x="14.061cm" svg:y="12.35cm">
            <text:p/>
          </draw:rect>
          <draw:rect draw:style-name="gr25" draw:text-style-name="P9" draw:layer="layout" svg:width="0.5cm" svg:height="1.5cm" svg:x="14.111cm" svg:y="10.85cm">
            <text:p/>
          </draw:rect>
        </draw:g>
        <draw:rect draw:style-name="gr2" draw:text-style-name="P3" draw:layer="layout" svg:width="0.8cm" svg:height="10cm" svg:x="13.95cm" svg:y="8.05cm">
          <text:p/>
        </draw:rect>
        <draw:frame draw:style-name="gr29" draw:text-style-name="P6" draw:layer="layout" svg:width="2.965cm" svg:height="1.971cm" svg:x="15.05cm" svg:y="12.302cm">
          <draw:text-box>
            <text:p>Fuer auf Rohre</text:p>
            <text:p>Zwei Hülsen </text:p>
            <text:p>zusammen gelötet.</text:p>
            <text:p>Da 8 Di 6</text:p>
            <text:p>L 100</text:p>
          </draw:text-box>
        </draw:frame>
        <draw:frame draw:style-name="gr29" draw:text-style-name="P6" draw:layer="layout" svg:width="2.792cm" svg:height="2.759cm" svg:x="5.8cm" svg:y="6.75cm">
          <draw:text-box>
            <text:p>Fuer auf Speicher</text:p>
            <text:p>4 Hülsen </text:p>
            <text:p>auf Blech gelötet.</text:p>
            <text:p>Da 8 Di 6</text:p>
            <text:p>L 60</text:p>
            <text:p/>
            <text:p>Blech <text:s/>50x7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 Unicode MS2" svg:font-family="'Arial Unicode MS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Standard" style:font-family-generic="swiss"/>
    <style:font-face style:name="Arial3" svg:font-family="Arial" style:font-family-generic="swiss"/>
    <style:font-face style:name="HG Mincho Light J" svg:font-family="'HG Mincho Light J'" style:font-pitch="variable"/>
    <style:font-face style:name="HG Mincho Light J1" svg:font-family="'HG Mincho Light J'" style:font-family-generic="swiss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1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1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 draw:display="screen"/>
      <draw:layer draw:name="measurelines"/>
      <draw:layer draw:name="Venitle" draw:display="screen"/>
      <draw:layer draw:name="Zeichnung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5-21T12:11:15.352000000</dc:date>
    <meta:print-date>2007-12-02T23:38:11</meta:print-date>
    <meta:editing-cycles>340</meta:editing-cycles>
    <meta:editing-duration>P12DT15H27M44S</meta:editing-duration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